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Helvetica Neue" svg:font-family="'Helvetica Neue', Helvetica, Arial, serif"/>
    <style:font-face style:name="Lato" svg:font-family="Lato"/>
    <style:font-face style:name="Open Sans Regular" svg:font-family="'Open Sans Regular', Arial, 'Helvetica Neue', Helvetica, sans-serif"/>
    <style:font-face style:name="Tahoma1" svg:font-family="Tahoma"/>
    <style:font-face style:name="Ubuntu" svg:font-family="Ubuntu"/>
    <style:font-face style:name="Verdana" svg:font-family="Verdana"/>
    <style:font-face style:name="Verdana1" svg:font-family="Verdana,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Text_20_body" style:master-page-name="">
      <loext:graphic-properties draw:fill="none"/>
      <style:paragraph-properties fo:margin-left="0cm" fo:margin-right="0cm" fo:margin-top="0.4cm" fo:margin-bottom="0cm" loext:contextual-spacing="false" fo:text-align="justify" style:justify-single-word="false" fo:text-indent="1cm" style:auto-text-indent="false" style:page-number="auto" fo:background-color="transparent"/>
      <style:text-properties fo:font-size="14pt" style:font-size-asian="14pt" style:font-size-complex="14pt"/>
    </style:style>
    <style:style style:name="P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1cm" style:auto-text-indent="false" style:page-number="auto" fo:background-color="transparent"/>
      <style:text-properties fo:font-size="14pt" style:font-size-asian="14pt" style:font-size-complex="14pt"/>
    </style:style>
    <style:style style:name="P3" style:family="paragraph" style:parent-style-name="Standard">
      <style:text-properties style:font-name="Times New Roman" fo:font-size="16pt" officeooo:rsid="0029b652" officeooo:paragraph-rsid="0029b652" style:font-size-asian="16pt" style:font-size-complex="16pt"/>
    </style:style>
    <style:style style:name="P4" style:family="paragraph" style:parent-style-name="Standard">
      <style:paragraph-properties fo:text-align="center" style:justify-single-word="false"/>
      <style:text-properties fo:font-size="20pt" fo:font-style="normal" fo:font-weight="bold" officeooo:rsid="00147587" officeooo:paragraph-rsid="00147587" style:font-size-asian="20pt" style:font-style-asian="normal" style:font-weight-asian="bold" style:font-size-complex="20pt" style:font-style-complex="normal" style:font-weight-complex="bold"/>
    </style:style>
    <style:style style:name="P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size="14pt" officeooo:paragraph-rsid="00231413" style:font-size-asian="14pt" style:font-size-complex="14pt"/>
    </style:style>
    <style:style style:name="P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size="14pt" officeooo:paragraph-rsid="002a55c6" style:font-size-asian="14pt" style:font-size-complex="14pt"/>
    </style:style>
    <style:style style:name="P7" style:family="paragraph" style:parent-style-name="Standard" style:master-page-name="">
      <loext:graphic-properties draw:fill="none"/>
      <style:paragraph-properties fo:margin-left="0cm" fo:margin-right="0cm" fo:margin-top="0cm" fo:margin-bottom="0cm" loext:contextual-spacing="false" fo:text-align="justify" style:justify-single-word="false" fo:text-indent="0cm" style:auto-text-indent="false" style:page-number="auto" fo:background-color="transparent"/>
      <style:text-properties officeooo:paragraph-rsid="003a77b0"/>
    </style:style>
    <style:style style:name="P8" style:family="paragraph" style:parent-style-name="Standard">
      <loext:graphic-properties draw:fill="none"/>
      <style:paragraph-properties fo:margin-left="0cm" fo:margin-right="0cm" fo:margin-top="0cm" fo:margin-bottom="0.4cm" loext:contextual-spacing="false" fo:text-align="justify" style:justify-single-word="false" fo:text-indent="0cm" style:auto-text-indent="false" fo:background-color="transparent"/>
      <style:text-properties officeooo:paragraph-rsid="003a77b0"/>
    </style:style>
    <style:style style:name="P9" style:family="paragraph" style:parent-style-name="Standard">
      <style:paragraph-properties fo:margin-left="0cm" fo:margin-right="0cm" fo:margin-top="0.4cm" fo:margin-bottom="0.4cm" loext:contextual-spacing="false" fo:line-height="100%" fo:text-align="justify" style:justify-single-word="false" fo:orphans="2" fo:widows="2" fo:text-indent="0cm" style:auto-text-indent="false"/>
      <style:text-properties fo:font-size="16pt" fo:font-weight="bold" officeooo:rsid="00233747" officeooo:paragraph-rsid="00233747" style:font-size-asian="16pt" style:font-weight-asian="bold" style:font-size-complex="16pt" style:font-weight-complex="bold"/>
    </style:style>
    <style:style style:name="P10" style:family="paragraph" style:parent-style-name="Standard">
      <style:paragraph-properties fo:margin-top="0.499cm" fo:margin-bottom="0.499cm" loext:contextual-spacing="false" fo:text-align="center" style:justify-single-word="false"/>
      <style:text-properties style:font-name="Times New Roman" fo:font-size="16pt" fo:font-weight="bold" officeooo:rsid="0029b652" officeooo:paragraph-rsid="0029b652" style:font-size-asian="16pt" style:font-weight-asian="bold" style:font-size-complex="16pt" style:font-weight-complex="bold"/>
    </style:style>
    <style:style style:name="P11" style:family="paragraph" style:parent-style-name="Standard">
      <style:paragraph-properties fo:margin-top="0.4cm" fo:margin-bottom="0cm" loext:contextual-spacing="false"/>
      <style:text-properties fo:font-size="16pt" fo:font-weight="bold" officeooo:rsid="0024ec5e" officeooo:paragraph-rsid="0024ec5e" style:font-size-asian="16pt" style:font-weight-asian="bold" style:font-size-complex="16pt" style:font-weight-complex="bold"/>
    </style:style>
    <style:style style:name="P12" style:family="paragraph" style:parent-style-name="Standard">
      <style:paragraph-properties fo:margin-top="0.4cm" fo:margin-bottom="0cm" loext:contextual-spacing="false"/>
      <style:text-properties fo:font-size="16pt" fo:font-weight="bold" officeooo:rsid="00283f8b" officeooo:paragraph-rsid="00283f8b" style:font-size-asian="16pt" style:font-weight-asian="bold" style:font-size-complex="16pt" style:font-weight-complex="bold"/>
    </style:style>
    <style:style style:name="P13" style:family="paragraph" style:parent-style-name="Standard">
      <style:paragraph-properties fo:margin-top="0.499cm" fo:margin-bottom="0cm" loext:contextual-spacing="false" fo:text-align="start" style:justify-single-word="false"/>
      <style:text-properties fo:font-size="16pt" fo:font-weight="bold" officeooo:rsid="00147587" officeooo:paragraph-rsid="00147587" style:font-size-asian="16pt" style:font-weight-asian="bold" style:font-size-complex="16pt" style:font-weight-complex="bold"/>
    </style:style>
    <style:style style:name="P14" style:family="paragraph" style:parent-style-name="Standard" style:master-page-name="">
      <loext:graphic-properties draw:fill="none"/>
      <style:paragraph-properties fo:margin-left="0cm" fo:margin-right="0cm" fo:margin-top="0.4cm" fo:margin-bottom="0cm" loext:contextual-spacing="false" fo:text-align="justify" style:justify-single-word="false" fo:text-indent="1cm" style:auto-text-indent="false" style:page-number="auto" fo:background-color="transparent"/>
      <style:text-properties officeooo:paragraph-rsid="003a77b0"/>
    </style:style>
    <style:style style:name="P15" style:family="paragraph" style:parent-style-name="Standard" style:master-page-name="">
      <loext:graphic-properties draw:fill="none"/>
      <style:paragraph-properties fo:margin-left="0cm" fo:margin-right="0cm" fo:margin-top="0.4cm" fo:margin-bottom="0cm" loext:contextual-spacing="false" fo:text-align="justify" style:justify-single-word="false" fo:text-indent="1cm" style:auto-text-indent="false" style:page-number="auto" fo:background-color="transparent"/>
      <style:text-properties fo:color="#000000" style:font-name="Times New Roman" fo:font-size="14pt" officeooo:paragraph-rsid="00283f8b" style:font-size-asian="14pt" style:font-size-complex="14pt"/>
    </style:style>
    <style:style style:name="P1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paragraph-rsid="003a77b0"/>
    </style:style>
    <style:style style:name="P1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variant="normal" fo:text-transform="none" fo:color="#000000" style:font-name="Times New Roman" fo:font-size="14pt" fo:letter-spacing="normal" fo:font-style="normal" fo:font-weight="normal" officeooo:rsid="001fd552" officeooo:paragraph-rsid="001fd552" style:font-size-asian="14pt" style:font-size-complex="14pt"/>
    </style:style>
    <style:style style:name="P18" style:family="paragraph" style:parent-style-name="Standard" style:master-page-name="">
      <loext:graphic-properties draw:fill="none"/>
      <style:paragraph-properties fo:margin-left="0cm" fo:margin-right="0cm" fo:line-height="100%" fo:text-align="justify" style:justify-single-word="false" fo:text-indent="1cm" style:auto-text-indent="false" style:page-number="auto" fo:background-color="transparent"/>
      <style:text-properties fo:color="#000000" style:font-name="Times New Roman" fo:font-size="14pt" officeooo:paragraph-rsid="002a55c6" style:font-size-asian="14pt" style:font-size-complex="14pt"/>
    </style:style>
    <style:style style:name="P1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style:font-size-asian="14pt" style:font-size-complex="14pt"/>
    </style:style>
    <style:style style:name="P20" style:family="paragraph" style:parent-style-name="Standard">
      <style:paragraph-properties fo:margin-top="0.4cm" fo:margin-bottom="0.4cm" loext:contextual-spacing="false" fo:text-align="justify" style:justify-single-word="false"/>
      <style:text-properties officeooo:paragraph-rsid="003a77b0"/>
    </style:style>
    <style:style style:name="P21" style:family="paragraph" style:parent-style-name="Standard">
      <style:paragraph-properties fo:margin-top="0.4cm" fo:margin-bottom="0.4cm" loext:contextual-spacing="false"/>
      <style:text-properties fo:font-size="16pt" fo:font-weight="bold" officeooo:rsid="001fd552" officeooo:paragraph-rsid="001fd552" style:font-size-asian="16pt" style:font-weight-asian="bold" style:font-size-complex="16pt" style:font-weight-complex="bold"/>
    </style:style>
    <style:style style:name="P22" style:family="paragraph" style:parent-style-name="Standard">
      <style:paragraph-properties fo:margin-top="0.4cm" fo:margin-bottom="0.4cm" loext:contextual-spacing="false"/>
      <style:text-properties fo:font-size="16pt" fo:font-weight="bold" officeooo:rsid="001ec5a7" officeooo:paragraph-rsid="002a55c6" style:font-size-asian="16pt" style:font-weight-asian="bold" style:font-size-complex="16pt" style:font-weight-complex="bold"/>
    </style:style>
    <style:style style:name="P23" style:family="paragraph" style:parent-style-name="Table_20_Contents">
      <style:paragraph-properties fo:text-align="center" style:justify-single-word="false"/>
      <style:text-properties style:font-name="Times New Roman" fo:font-size="16pt" officeooo:rsid="002f6679" officeooo:paragraph-rsid="002f6679" style:font-size-asian="16pt" style:font-size-complex="16pt"/>
    </style:style>
    <style:style style:name="P24" style:family="paragraph" style:parent-style-name="Table_20_Contents">
      <style:paragraph-properties fo:text-align="center" style:justify-single-word="false"/>
      <style:text-properties style:font-name="Times New Roman" fo:font-size="16pt" style:font-size-asian="16pt" style:font-size-complex="16pt"/>
    </style:style>
    <style:style style:name="P25" style:family="paragraph" style:parent-style-name="Table_20_Contents">
      <style:paragraph-properties fo:line-height="100%" fo:text-align="center" style:justify-single-word="false"/>
      <style:text-properties style:font-name="Times New Roman" fo:font-size="12pt" style:font-size-asian="12pt" style:font-size-complex="12pt"/>
    </style:style>
    <style:style style:name="T1" style:family="text">
      <style:text-properties fo:font-variant="normal" fo:text-transform="none" fo:color="#000000" style:font-name="sans-serif" fo:font-size="10.5pt" fo:letter-spacing="normal" fo:font-style="normal" fo:font-weight="normal" officeooo:rsid="00147587" style:font-size-asian="14pt" style:font-size-complex="14pt"/>
    </style:style>
    <style:style style:name="T2" style:family="text">
      <style:text-properties fo:font-variant="normal" fo:text-transform="none" fo:color="#000000" fo:letter-spacing="normal" fo:font-style="normal" fo:font-weight="normal" officeooo:rsid="00147587"/>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47587" style:font-size-asian="14pt" style:font-size-complex="14pt"/>
    </style:style>
    <style:style style:name="T5" style:family="text">
      <style:text-properties fo:font-variant="normal" fo:text-transform="none" fo:color="#000000" style:font-name="Times New Roman" fo:font-size="14pt" fo:letter-spacing="normal" fo:font-style="normal" officeooo:rsid="00147587" style:font-size-asian="14pt" style:font-size-complex="14pt"/>
    </style:style>
    <style:style style:name="T6" style:family="text">
      <style:text-properties fo:font-variant="normal" fo:text-transform="none" fo:color="#000000" style:font-name="Times New Roman" fo:font-size="12pt" fo:letter-spacing="normal" fo:font-style="normal" fo:font-weight="normal" officeooo:rsid="00147587" style:font-size-asian="12pt" style:font-size-complex="12pt"/>
    </style:style>
    <style:style style:name="T7" style:family="text">
      <style:text-properties fo:font-variant="normal" fo:text-transform="none" fo:color="#000000" style:font-name="Times New Roman" fo:font-size="16pt" fo:letter-spacing="normal" fo:font-style="normal" fo:font-weight="bold" officeooo:rsid="00147587" style:font-size-asian="16pt" style:font-weight-asian="bold" style:font-size-complex="16pt" style:font-weight-complex="bold"/>
    </style:style>
    <style:style style:name="T8" style:family="text">
      <style:text-properties fo:font-variant="normal" fo:text-transform="none" fo:color="#303030" style:font-name="Times New Roman" fo:font-size="14pt" fo:letter-spacing="normal" fo:font-style="normal" fo:font-weight="normal" officeooo:rsid="00147587" style:font-size-asian="14pt" style:font-size-complex="14pt"/>
    </style:style>
    <style:style style:name="T9" style:family="text">
      <style:text-properties fo:font-variant="normal" fo:text-transform="none" fo:color="#303030" fo:letter-spacing="normal" fo:font-style="normal" fo:font-weight="normal"/>
    </style:style>
    <style:style style:name="T10" style:family="text">
      <style:text-properties fo:font-variant="normal" fo:text-transform="none" fo:color="#444444" fo:letter-spacing="normal" fo:font-style="normal"/>
    </style:style>
    <style:style style:name="T11" style:family="text">
      <style:text-properties fo:font-variant="normal" fo:text-transform="none" fo:color="#444444" fo:letter-spacing="normal" fo:font-style="normal" fo:font-weight="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officeooo:rsid="001ec5a7"/>
    </style:style>
    <style:style style:name="T14" style:family="text">
      <style:text-properties fo:font-variant="normal" fo:text-transform="none" fo:letter-spacing="normal" fo:font-style="normal" fo:font-weight="normal" officeooo:rsid="002d945c"/>
    </style:style>
    <style:style style:name="T15" style:family="text">
      <style:text-properties fo:font-variant="normal" fo:text-transform="none" fo:letter-spacing="normal" fo:font-style="normal" fo:font-weight="normal" officeooo:rsid="001f3a5b"/>
    </style:style>
    <style:style style:name="T16" style:family="text">
      <style:text-properties fo:font-variant="normal" fo:text-transform="none" fo:letter-spacing="normal" fo:font-style="normal" fo:font-weight="normal" officeooo:rsid="00283f8b"/>
    </style:style>
    <style:style style:name="T17" style:family="text">
      <style:text-properties style:font-name="Times New Roman"/>
    </style:style>
    <style:style style:name="T18" style:family="text">
      <style:text-properties style:font-name="Times New Roman" fo:font-size="12pt" style:font-size-asian="12pt" style:font-size-complex="12pt"/>
    </style:style>
    <style:style style:name="T19" style:family="text">
      <style:text-properties style:font-name="Times New Roman" fo:font-size="12pt" fo:font-weight="bold" officeooo:rsid="001d8647" style:font-size-asian="12pt" style:font-weight-asian="bold" style:font-size-complex="12pt" style:font-weight-complex="bold"/>
    </style:style>
    <style:style style:name="T20" style:family="text">
      <style:text-properties style:font-name="Times New Roman" fo:font-size="16pt" officeooo:rsid="0021c562" style:font-size-asian="16pt" style:font-size-complex="16pt"/>
    </style:style>
    <style:style style:name="T21" style:family="text">
      <style:text-properties style:font-name="Times New Roman" fo:font-size="16pt" fo:font-weight="bold" officeooo:rsid="001d8647" style:font-size-asian="16pt" style:font-weight-asian="bold" style:font-size-complex="16pt" style:font-weight-complex="bold"/>
    </style:style>
    <style:style style:name="T22" style:family="text">
      <style:text-properties style:font-name="Times New Roman" fo:font-size="14pt" style:font-size-asian="14pt" style:font-size-complex="14pt"/>
    </style:style>
    <style:style style:name="T23" style:family="text">
      <style:text-properties style:font-name="Times New Roman" fo:font-size="14pt" officeooo:rsid="00148bfd" style:font-size-asian="14pt" style:font-size-complex="14pt"/>
    </style:style>
    <style:style style:name="T24" style:family="text">
      <style:text-properties style:font-name="Times New Roman" fo:font-size="14pt" fo:font-style="italic" officeooo:rsid="0016f6ec" style:font-size-asian="14pt" style:font-style-asian="italic" style:font-size-complex="14pt" style:font-style-complex="italic"/>
    </style:style>
    <style:style style:name="T25" style:family="text">
      <style:text-properties style:font-name="Times New Roman" officeooo:rsid="001d8647"/>
    </style:style>
    <style:style style:name="T26" style:family="text">
      <style:text-properties officeooo:rsid="00153633"/>
    </style:style>
    <style:style style:name="T27" style:family="text">
      <style:text-properties officeooo:rsid="001ec5a7"/>
    </style:style>
    <style:style style:name="T28" style:family="text">
      <style:text-properties officeooo:rsid="0026e0ef"/>
    </style:style>
    <style:style style:name="T29" style:family="text">
      <style:text-properties officeooo:rsid="00283f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otechnologia <text:span text:style-name="T26">oraz GMO</text:span></text:p>
      <text:p text:style-name="P13">Co to jest BIOTECHNOLOGIA?</text:p>
      <text:p text:style-name="P14"><text:span text:style-name="T23">Jest</text:span><text:span text:style-name="T22"> to rodzaj technologii, w której do produkcji surowców wykorzystuje się organizmy żywe,</text:span><text:bookmark text:name="mo_Leksykon%20ekologii%20i%20ochrony%20%C5%9Brodowiska_4233"/><text:span text:style-name="T22"> wirusy oraz ich elementy składowe. To jednocześnie dyscyplina naukowa, której głównym przedmiotem zainteresowań są procesy technologiczne, przeprowadzane z wykorzystaniem tychże organizmów, przeważnie</text:span><text:bookmark text:name="mo_Leksykon%20ekologii%20i%20ochrony%20%C5%9Brodowiska_1054"/><text:span text:style-name="T22"> bakterii. Definicja „biotechnologii” stworzona na potrzeby Ministerstwa Nauki i Szkolnictwa Wyższego oraz Ministerstwa Gospodarki, brzmi następująco: </text:span></text:p>
      <text:p text:style-name="P7"><text:span text:style-name="T22">Biotechnologia - interdyscyplinarna dziedzina nauki i techniki zajmująca się zmianą materii żywej i nieożywionej poprzez wykorzystanie organizmów żywych, ich części, bądź pochodzących od nich produktów, a także modeli procesów biologicznych w celu tworzenia wiedzy, dóbr i usług. Z kolei definicja opracowana przez Organizację Współpracy Gospodarczej i Rozwoju określa biotechnologię jako „świadczenie dóbr i usług z wykorzystaniem metod biologicznych”. </text:span><text:span text:style-name="T4">W biologii molekularnej i technikach rekombinacji DNA dokonał się ogromny postęp. Pozwolił on także na otrzymywanie </text:span><text:span text:style-name="Strong_20_Emphasis"><text:span text:style-name="T5">genetycznie modyfikowanych organizmów </text:span></text:span><text:span text:style-name="T4">zwierzęcych, które nie tylko przyśpieszą programy hodowli zwierząt, ale też pozwolą otrzymywać biofarmaceutyki, które pociągnął za sobą m.in. pozytywne skutki ekonomiczne. </text:span><text:span text:style-name="T8">Osiągnięcia biotechnologii stosuje się głównie w rolnictwie, ale również w medycynie, przemyśle spożywczym, chemii, farmakologii, a nawet energetyce.</text:span><text:span text:style-name="T6"> </text:span></text:p>
      <text:p text:style-name="P8"><text:span text:style-name="T1"><text:line-break/></text:span><text:span text:style-name="T7">Co to jest GMO?</text:span></text:p>
      <text:p text:style-name="P16"><text:span text:style-name="T4">Człowiek jako istota cudzożywna, praktycznie od zawsze był uzależniony od roślin. Rośliny zamieniają materię nieorganiczną w związki węgla, tak cenne dla człowieka. Człowiek uprawiał je, a one były dla niego pożywieniem i dostarczały mu leków. Patrząc z perspektywy lat na hodowlę roślin, można śmiało powiedzieć, że praktycznie każda roślina jest „genetycznie zmodyfikowana”. O takim stanie rzeczy może świadczyć fakt, że człowiek zawsze dobierał rośliny o najlepszych cechach i krzyżował je ze sobą. Jednak takie zabiegi wymagały lat pracy po to, aby uzyskać najlepszy efekt, a poza tym pozwalały tylko na wymianę całych genomów. Dzisiejsza inżynieria genetyczna, pozwala na wybranie danego fragmentu genomu – genu i umieszczenie go w genomie wybranej rośliny, co powoduje natychmiastowy efekt w postaci jego ekspresji i powstania białka. </text:span><text:span text:style-name="T24">Genetically modifed organism</text:span><text:span text:style-name="T22">– to obecnie jeden z najbardziej rozpoznawalnych skrótów w dziedzinie biotechnologii, który oznacza genetycznie zmodyfikowany organizm. Często stosowany jest również przymiotnik GM, który winien być zawsze uzupełniany o odpowiedni rzeczownik np. GM bakteria. Dziedzina biotechnologii jaką jest otrzymywanie genetycznie modyfikowanych organizmów ma już za sobą kilka lat istnienia, a mimo to nie doczekała się jeszcze jednolitej, sprecyzowanej definicji.</text:span><text:span text:style-name="T18"><text:line-break/></text:span></text:p>
      <text:p text:style-name="P20"><text:span text:style-name="T19"/></text:p>
      <text:p text:style-name="P20"><text:soft-page-break/><text:span text:style-name="T21">Krótka historia biotechnologii</text:span></text:p>
      <text:p text:style-name="P2">Bardzo często biotechnologie łączono z mikrobiologią, gdyż wykorzystywała ona drobne jednokomórkowe organizmy, które w określonych warunkach, również pokarmowych, przeprowadzały szereg procesów, które wykorzystywał np. przemysł spożywczy oraz paszowy, inżynieria chemiczna czy leśnictwo. Była to więc nauka, która zajmowała się głównie badaniem przebiegu procesów zachodzących w grupie bakterii. W czasie historii biotechnologii miały miejsce dwa przełomowe zdarzenia. Pierwsze polegało na rozpoczęciu stosowania technik genetycznych, które pozwoliły na ulepszanie mikroorganizmów stosowanych w przemyśle. W większości laboratoriów na świecie zaczęto stosować metody, dzięki którym nastąpił wzrost produktywności mikroorganizmów. Polegały one głównie na wykorzystywaniu czynników mutagennych, jakimi było wówczas promieniowanie rentgenowskie czy ultrafioletowe. Przykładem zastosowania mutagenu była produkcja penicyliny. W 1929 roku A. Fleming odkrył silnie bakteriobójcza substancję u pewnych grzybów, należących do rodzaju Penicilium. Substancja ta okazała się rewolucja w medycynie. Fleming nadał tej substancji nazwę pochodząca od grzybów, które ja syntetyzowały. Związkiem tym zajęli się także chemicy. W USA w latach 40-tych prace dotyczące produkcji penicyliny nadal kontynuowano. Sztuczna mutageneza pozwoliła na uzyskanie szczepów, które wytwarzały kilkakrotnie więcej antybiotyku niż pierwotne, które nie zostały poddane działaniu promieniowania. Wiele metod genetycznych (mutacje, selekcje) złożyło się na to, ze obecnie wykorzystywane przez przemysł farmaceutyczny szczepy są nawet 10 tyś. razy wydajniejsze. Kolejny moment przełomowy w biotechnologii polegał na gwałtownym rozwoju różnych technik, dzięki którym możliwa była manipulacja genami oraz hodowanie komórek i tkanek in vitro, czyli poza organizmem. Metody inżynierii genetycznej są obecnie wykorzystywane w biotechnologii. Dzięki nim możliwe jest wytworzenie szczepów bakteryjnych, które maja zmodyfikowane geny, często należące do innych organizmów albo syntetyzowane sztucznie. Geny mogą pochodzić nie tylko z organizmów jednokomórkowych ale udaje się wprowadzać do genomu bakterii także geny organizmów wielokomórkowych.</text:p>
      <text:p text:style-name="P21"><text:span text:style-name="T17">Czarna biotechnologia</text:span></text:p>
      <text:p text:style-name="P17">Wyróżnia się zatem biotechnologię zieloną, czerwoną oraz białą. Biotechnologia zielona odnosi się do sektora rolnego i żywnościowego, czerwona wiąże się z ochroną zdrowia, medycyną i farmacją, a biała wykorzystuje systemy biologiczne w produkcji przemysłowej i ochronie środowiska (żywe organizmy wykorzystywane są m.in. do produkcji potrzebnych w przemyśle enzymów czy do bioremediacji). We wszystkich tych obszarach postępy w dziedzinie biotechnologii mogą "stanowić dla ludzkości ogromny dobroczynny potencjał", przyczyniając się do rozwiązywania jej problemów i do polepszania jej bytu. Każdej nowatorskiej technologii towarzyszą jednak obawy przed nowymi zagrożeniami, jakie przynosić może jej rozwój.</text:p>
      <text:p text:style-name="P6"><text:span text:style-name="T3">Źródłem wielu takich obaw i kontrowersji jest również nowoczesna biotechnologia. Rewolucja biotechnologiczna otwiera przed człowiekiem wiele nowych możliwości. </text:span><text:soft-page-break/><text:span text:style-name="T3">Jednak "człowiek, niestety, od dawna potrafił wykorzystywać najnowszą technikę zarówno dla dobra ludzkości, jak i do jej unicestwienia". Niemal "każde nowe odkrycie można wykorzystać także do celów militarnych lub terrorystycznych". Również osiągnięcia nowoczesnej biotechnologii mogą potencjalnie być wykorzystywane nie tylko w zamiarach pokojowych, lecz także we wrogich, w celu wyrządzenia szkód ludności, jak również roślinom, zwierzętom oraz środowisku przeciwnika. Ten szczególny obszar wyróżnia się, przyporządkowując mu kolor czarny. Czarna biotechnologia (black biotechnology) lub ciemna biotechnologia (dark biotechnology) to biotechnologia w kontekście zagrożeń, jakie stanowią wojna biologiczna (biowarfare) oraz bioterroryzm, jak również sposobów zapobiegania tym zagrożeniom. Działania wrogie, wojenne lub terrorystyczne, stanowią poważne zagrożenie również dla środowiska. Szczególnym zagrożeniem jest możliwość wykorzystania do takich działań broni biologicznej. Z uwagi na to, że osiągnięcia rewolucji biotechnologicznej mogłyby zostać wykorzystane do produkcji broni biologicznej (biotechnology may be weaponized), kontrola tej szczególnej kategorii broni, zaliczanej do broni masowej zagłady, staje się jeszcze trudniejszym wyzwaniem niż dotychczas.</text:span></text:p>
      <text:p text:style-name="P22"><text:span text:style-name="T25">K</text:span><text:span text:style-name="T17">ontrowersje związane z tą dziedziną nauki</text:span></text:p>
      <text:p text:style-name="P18"><text:span text:style-name="T13">Dzięki wprowadzeniu do komórki roślinnej pewnych genów można uzyskać odmiany odporne na pestycydy, choroby czy warunki pogodowe.</text:span><text:span text:style-name="T27"> </text:span><text:span text:style-name="T12">Rośliny modyfikowane oraz produkowana z nich żywność budzą jednak znaczne kontrowersje. Niektórym ludziom bardzo trudno zaakceptować tak silna ingerencję w naturę. Nieufność wobec takiej żywności wzbudza także fakt, że naukowcy nie są w stanie określić czy takie produkty pozostają bez wpływu na funkcjonowanie naszego organizmu. </text:span><text:span text:style-name="T14">Z</text:span><text:span text:style-name="T15">wykł</text:span><text:span text:style-name="T14">y</text:span><text:span text:style-name="T15"> człowiek</text:span><text:span text:style-name="T12"> </text:span><text:span text:style-name="T13">n</text:span><text:span text:style-name="T12">ie jes</text:span><text:span text:style-name="T13">t</text:span><text:span text:style-name="T12"> bowiem w stanie zauważyć skutków działania transgenicznej żywności jeśli są one rozciągnięte w czasie.</text:span> <text:span text:style-name="T12">Według niektórych przeciwników modyfikowania roślin i zwierząt, "obce" geny wprowadzone do upraw mogą się zacząć rozprzestrzeniać na inne organizmy i spowodować liczne zaburzenia w naturalnej równowadze ekologicznej. Jak dotąd nie było żadnych doniesień o szkodliwym działaniu żywności GM na człowieka.</text:span></text:p>
      <text:p text:style-name="P6"><text:span text:style-name="T3">Żywność GM, która powoduje występowanie negatywnych skutków jest eliminowana już w początkowych etapach testowania. Określenie szkodliwego działania takich produktów następuje już na poziomie laboratorium, zaprzestaje się wówczas badań i nie dochodzi do komercjalizacji. Najcenniejszą rośliną pod względem wytwarzanego białka jest soja. Jej białko posiada mało siarkowych aminokwasów. Związki te zawarte są jednak w znacznej ilości w orzeszkach ziemnych. Geny warunkujące powstawanie tych aminokwasów przeniesiono do genomu soi. Okazało się, że aminokwasy produkowane przez soję są silnie alergenne i dlatego zaprzestano natychmiast prac. Wiele alarmów okazuje się jednak byćfałszywa. Przykładem mogą być badania prowadzone w Cornell University. Hodowano tamtransgeniczną kukurydzę i zaobserwowano, że na polu upraw ginie bardzo dużo motyli. Zapomnieli oni jednak zrobić kontrolnej próby, i sprawdzić jaka liczba motyli ginie na normalnej kukurydzy, która traktowana jest środkami ochrony </text:span><text:soft-page-break/><text:span text:style-name="T3">roślin. Przeprowadzona kontrola udowodniła, że więcej otyli ginie na polach z tradycyjną odmianą kukurydzy.</text:span><text:span text:style-name="T17"><text:line-break/></text:span><text:span text:style-name="T20">Etyczne problemy współczesnej biotechnologii</text:span></text:p>
      <text:p text:style-name="P5">Nasuwa się pytanie, czy w najbliższej przyszłości technologia genetyczna i terapie genowe nie zostaną wykorzystane do poprawiania pewnych zmiennych cech ludzi np. urody, siły fizycznej, zdolności intelektualnych, zwiększenia wzrostu czy zmiany koloru oczu. Obawy dotyczą tego, czy w przyszłości rodzice będą mogli „zaprojektować” swoje potomstwo. Może dla niektórych taka perspektywa wydaje się kusząca, ale jest to już wkraczanie w obszar wolności człowieka, w tym wypadku dziecka. Pojawia się pytanie czy mamy prawo ingerować w niepowtarzalną osobowość każdego człowieka. Kolejne wątpliwości nasuwają się przy genetycznie modyfikowanej żywności. Naukowcy potrafią określić, który fragment kodu genetycznego odpowiada za przekazanie cech decydujących o wadach lub zaletach nowego organizmu. Znana jest już technologia modyfikowania fragmentów tego kodu w wyniku, czego uzyskuje się nowy organizm posiadający inne właściwości. Efekty uzyskane na skutek modyfikacji genetycznych nie są do końca znane. Oprócz pozytywnych efektów mogą mieć negatywne, dlatego trzeba mieć świadomość, że skutki spożywania żywności transgenicznej mogą być widoczne dopiero za parę lat lub w przyszłych pokoleniach. Bez względu na to, jakie opinie będą panowały na temat biotechnologii zawsze znajdą się jej entuzjaści. Zostało jeszcze wiele do odkrycia i trzeba się liczyć z tym, że każdy kolejny projekt z dziedziny biotechnologii będzie budził kontrowersje.</text:p>
      <text:p text:style-name="P9">Prawo a GMO</text:p>
      <text:p text:style-name="P19">W Polsce najgorętsza debata toczy się nad roślinami genetycznie modyfikowanymi. Europejska podejmuje decyzję o dopuszczeniu do obrotu określonego produktu na terenie wszystkich krajów członkowskich. Zgodnie z art. 16 dyrektywy 90/220 istnieje możliwość wprowadzenia tymczasowego zakazu jego stosowania lub sprzedaży w danym państwie. Polska korzysta z tego prawa i od 28 stycznia 2013 r., wraz z wejściem w życie ustawy o nasiennictwie oraz dwóch rozporządzeń Rady Ministrów, w Polsce zaczął obowiązywać zakaz stosowania materiału siewnego odmian modyfikowanej kukurydzy MON 810 oraz ziemniaka Amflora. W praktyce jednak określenie „tymczasowy” zakaz oznacza możliwość blokowania wprowadzenia danego gatunku przez dwa lata. Tak naprawdę więc to nie my sami podejmujemy decyzję, ale gremium Unii Europejskiej niejako robi to za nas. W Polsce jednym z głównych organów opiniodawczo-doradczych w sprawie GMO jest powołana przez Ministra Środowiska, Komisja ds. GMO.</text:p>
      <text:p text:style-name="P11">Klonowanie</text:p>
      <text:p text:style-name="P1"><text:span text:style-name="T28">J</text:span>est <text:span text:style-name="T28">to</text:span> proces, wyniku którego powstają organizmy o materiale genetycznym identycznym z dawcą. Naturalnym procesem klonowania jest rozmnażanie się prostych organizmów żywych poprzez podział komórki macierzystej. Jednak organizmy potomne nie zawsze są klonami komórki macierzystej, ma to miejsce w przypadku mutacji. W przypadku organizmów wyższych klonowanie jest możliwe do <text:soft-page-break/>wykonania tylko w sposób sztuczny. Z technicznego punktu widzenia, klonowanie polega na przeniesieniu materiału genetycznego z komórki somatycznej do komórki jajowej z której sunięte jest jądro komórkowe. Do stworzenia klonu danego organizmu potrzebujemy jego komórek oraz komórki innego organizmu, czyli biorcy. Materiał genetyczny komórek biorcy jest usuwany i nie " zanieczyszcza" w żaden sposób genów organizmu, który będzie sklonowany. Komórkami dawcy są komórki somatyczne pochodzące różnych tkanek i narządów, z których pobierane jest jądro komórkowe. Komórkami biorcy są natomiast oocyty w metafazie drugiego podziału mejotycznego. Z komórek tych usuwa się mikrochirurgicznie chromosomy z płytki metafazowej. Do tak przygotowanej komórki jajowej wprowadza się za pomocą mikropipety jądro wyizolowane z komórki somatycznej. Powstałą hybrydę pobudza się do podziałów przy pomocy środków chemicznych (alkoholu etylowego ) lub fizycznych (impulsów prądu elektrycznego). Z tak zmodyfikowanej komórki jajowej powinien się rozwinąć zarodek o materiale genetycznym z organizmem, który był dawca jądra. Klonowanie nie jest procesem łatwym i aby klonować jednego osobnika należy często wykonać wiele prób. Często zdarza się że transfer jąder się powiedzie ale nie dochodzi do dalszego rozwoju zarodka. Klonowanie wymaga dużej wiedzy biologicznej i praktyki laboratoryjnej. Dlatego też proces ten nie jest łatwy do wykonania.</text:p>
      <text:p text:style-name="P12">Klonowanie a Chrześcijaństwo</text:p>
      <text:p text:style-name="P15"><text:span text:style-name="T16">Mimo iż Biblia nie wypowiada się konkretnie w sprawie klonowania ludzi, to jednak w Piśmie Świętym znajduje się kilka zasad które mogą rzucić więcej światła na ten temat.</text:span><text:span text:style-name="T29"> </text:span><text:span text:style-name="T12">Chrześcijański pogląd na temat procesu tworzenia ludzkich klonów może być określona na podstawie kilku biblijnych zasad. Po pierwsze człowiek jest stworzony na podobieństwo Boga, przez co jest kimś wyjątkowym spośród całego stworzenia (1 Księga Mojżeszowa 1.26-27). Oczywiste jest zatem to, że życie ludzkie jest na tyle wartościowe, że nie można je traktować jak towar, który można sprzedawać i kupować. Niektórzy ludzie promują ludzkie klonowanie jako sposób na tworzenie organów zastępczych dla ludzi potrzebujących przeszczepów, dla których nie znaleziono odpowiedniego dawcy. Istnieje przekonanie, że wykorzystanie czyjegoś DNA do stworzenia kopii własnego organu w znaczący sposób zredukuje możliwość odrzucenia przeszczepu. Być może jest to prawdą, ale w ten sposób redukujemy wartość życia ludzkiego. W procesie klonowania potrzebne są ludzkie zarodki (embriony). Mimo iż z komórek mogą powstawać nowe organy, to w procesie uzyskiwania odpowiedniego DNA zabija się kilka ludzkich zarodków. W efekcie podczas klonowania „wyrzuca” się wiele ludzkich embrionów jako tzw. „zużyty materiał.” Wielu ludzi uważa, że życie nie zaczyna się w chwili poczęcia i formowania się embrionu, zatem embriony nie są tak naprawdę istotami ludzkimi. Biblia naucza jednak inaczej. Psalm 139.13-16 mówi, „Wysławiam cię za to, że cudownie mnie stworzyłeś. Cudowne są dzieła twoje, i duszę moją znasz dokładnie. Żadna kość moja nie była ukryta przed tobą, choć powstałem w ukryciu, utkany w głębiach ziemi. Oczy twoje widziały czyny moje, w księdze twej zapisane były wszystkie dni przyszłe, gdy jeszcze żadnego z nich nie było.” Autor- król Dawid </text:span><text:soft-page-break/><text:span text:style-name="T12">wskazuje, że Bóg go znał osobiście zanim jeszcze się narodził, a to znaczy że w chwili jego poczęcia był już istotą ludzką, z zaplanowaną przez Boga przyszłością. Kolejny przykład znajdujemy w Księdze Izajasza 49.1-5, gdzie Bóg powołuje Izajasza do służby profetycznej, gdy był jeszcze w łonie swojej matki. Także Jan Chrzciciel został napełniony Duchem Świętym, gdy był jeszcze w łonie swojej matki (Ew. Łukasza 1.15). Wszystkie te fragmenty wskazują na biblijne stanowisko odnośnie życia, które rozpoczyna się w momencie poczęcia. W świetle tego klonowanie ludzi, które prowadzi do niszczenia ludzkich zarodków, nie jest zgodne z biblijnym poglądem dotyczącym życia. Poza tym, jeśli ludzkość została stworzona to musi istnieć także Stwórca, dlatego jako Jego stworzenie Jemu podlegamy. Pomimo powszechnego światopoglądu- świeckiej psychologii i myśli humanistycznej, wyznającego jedno tylko przekonanie, że człowiek jest zależny jedynie od siebie samego i posiada najwyższy autorytet- Biblia naucza inaczej. Bóg stworzył człowieka i powierzył mu ziemię, aby nad nią panował (1 Księga Mojżeszowa 1.28-29, 9.1-2). Z tym nakazem związana jest także odpowiedzialność człowieka względem Boga. Człowiek nie posiada najwyższego autorytetu nad samym sobą, dlatego nie ma prawa podejmować decyzji związanych z wartością ludzkiego życia. Podobnie także nauka nie ma prawa ustanawiać wartości etycznych związanych z klonowaniem ludzi, aborcją czy eutanazją. Zgodnie z Biblią, Bóg jest jedynym, który sprawiedliwie, suwerennie decyduje o życiu ludzkim. Próba decydowania o tych sprawach jest stawianiem siebie w roli Boga. Człowiekowi nie wolno tego robić.</text:span></text:p>
      <text:p text:style-name="P10"><text:span text:style-name="T10">Plusy i minusy ingerencji w materiał genetyczny:</text:span></text:p>
      <table:table table:name="Tabela1" table:style-name="Tabela1">
        <table:table-column table:style-name="Tabela1.A" table:number-columns-repeated="2"/>
        <table:table-row>
          <table:table-cell table:style-name="Tabela1.A1" office:value-type="string">
            <text:p text:style-name="P23">+</text:p>
          </table:table-cell>
          <table:table-cell table:style-name="Tabela1.B1" office:value-type="string">
            <text:p text:style-name="P24">-</text:p>
          </table:table-cell>
        </table:table-row>
        <table:table-row>
          <table:table-cell table:style-name="Tabela1.A2" office:value-type="string">
            <text:p text:style-name="P25"><text:span text:style-name="T9">Pozwoli określić przyczynę wielu chorób.</text:span> </text:p>
          </table:table-cell>
          <table:table-cell table:style-name="Tabela1.B2" office:value-type="string">
            <text:p text:style-name="P25"><text:span text:style-name="T9">Niekontrolowane rozpowszechnianie się transgenicznych odmian roślin lub krzyżowanie się z ich dzikimi odmianami może zaburzyć równowagę w środowisku.</text:span> </text:p>
          </table:table-cell>
        </table:table-row>
        <table:table-row>
          <table:table-cell table:style-name="Tabela1.A2" office:value-type="string">
            <text:p text:style-name="P25"><text:span text:style-name="T9">Uprawa odmian roślin odpornych na szkodniki, przyczyni się do ochrony przyrody.</text:span></text:p>
          </table:table-cell>
          <table:table-cell table:style-name="Tabela1.B2" office:value-type="string">
            <text:p text:style-name="P25"><text:span text:style-name="T9">Obecność nowych białek w produktach żywnościowych może u niektórych osób doprowadzić do reakcji alergicznej.</text:span> </text:p>
          </table:table-cell>
        </table:table-row>
        <table:table-row>
          <table:table-cell table:style-name="Tabela1.A2" office:value-type="string">
            <text:p text:style-name="P25"><text:span text:style-name="T9">Takie wyhodowane odmiany roślin będzie można też uprawiać tam gdzie nie było to możliwe. Przyczyni się to do zmniejszenia głodu na świecie.</text:span> </text:p>
          </table:table-cell>
          <table:table-cell table:style-name="Tabela1.B2" office:value-type="string">
            <text:p text:style-name="P25"><text:span text:style-name="T9">Istnieje także niebezpieczeństwo niekontrolowanych manipulacji spowodowane brakiem odpowiednich przepisów prawnych.</text:span> </text:p>
          </table:table-cell>
        </table:table-row>
        <table:table-row>
          <table:table-cell table:style-name="Tabela1.A2" office:value-type="string">
            <text:p text:style-name="P25"><text:span text:style-name="T9">Zwierzęta (głównie świnie) mogłyby być dawcami narządów dla człowieka.</text:span> </text:p>
          </table:table-cell>
          <table:table-cell table:style-name="Tabela1.B2" office:value-type="string">
            <text:p text:style-name="P25"/>
          </table:table-cell>
        </table:table-row>
        <table:table-row>
          <table:table-cell table:style-name="Tabela1.A2" office:value-type="string">
            <text:p text:style-name="P25"><text:span text:style-name="T9">Klonowanie pozwoli na odtwarzanie populacji ginących organizmów.</text:span> </text:p>
          </table:table-cell>
          <table:table-cell table:style-name="Tabela1.B2" office:value-type="string">
            <text:p text:style-name="P25"/>
          </table:table-cell>
        </table:table-row>
      </table:table>
      <text:p text:style-name="P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Helvetica Neue" svg:font-family="'Helvetica Neue', Helvetica, Arial, serif"/>
    <style:font-face style:name="Lato" svg:font-family="Lato"/>
    <style:font-face style:name="Open Sans Regular" svg:font-family="'Open Sans Regular', Arial, 'Helvetica Neue', Helvetica, sans-serif"/>
    <style:font-face style:name="Tahoma1" svg:font-family="Tahoma"/>
    <style:font-face style:name="Ubuntu" svg:font-family="Ubuntu"/>
    <style:font-face style:name="Verdana" svg:font-family="Verdana"/>
    <style:font-face style:name="Verdana1" svg:font-family="Verdana,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51S</meta:editing-duration>
    <meta:editing-cycles>41</meta:editing-cycles>
    <meta:generator>LibreOffice/5.4.3.2$Windows_x86 LibreOffice_project/92a7159f7e4af62137622921e809f8546db437e5</meta:generator>
    <dc:date>2018-03-14T19:50:20.420000000</dc:date>
    <meta:document-statistic meta:table-count="1" meta:image-count="0" meta:object-count="0" meta:page-count="6" meta:paragraph-count="32" meta:word-count="2349" meta:character-count="17731" meta:non-whitespace-character-count="15402"/>
    <meta:user-defined meta:name="Info 1"/>
    <meta:user-defined meta:name="Info 2"/>
    <meta:user-defined meta:name="Info 3"/>
    <meta:user-defined meta:name="Info 4"/>
  </office:meta>
</office:document-meta>
</file>